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5056" officeooo:paragraph-rsid="001a5056"/>
    </style:style>
    <style:style style:name="P2" style:family="paragraph" style:parent-style-name="Standard">
      <style:text-properties officeooo:rsid="001a5056" officeooo:paragraph-rsid="001a73e9"/>
    </style:style>
    <style:style style:name="P3" style:family="paragraph" style:parent-style-name="Standard">
      <style:text-properties officeooo:rsid="001a5056" officeooo:paragraph-rsid="001b765c"/>
    </style:style>
    <style:style style:name="P4" style:family="paragraph" style:parent-style-name="Standard">
      <style:text-properties officeooo:rsid="001a73e9" officeooo:paragraph-rsid="001a73e9"/>
    </style:style>
    <style:style style:name="P5" style:family="paragraph" style:parent-style-name="Standard">
      <style:text-properties officeooo:rsid="001b765c" officeooo:paragraph-rsid="001b765c"/>
    </style:style>
    <style:style style:name="P6" style:family="paragraph" style:parent-style-name="Standard">
      <style:text-properties officeooo:rsid="001a73e9" officeooo:paragraph-rsid="001a73e9"/>
    </style:style>
    <style:style style:name="T1" style:family="text">
      <style:text-properties officeooo:rsid="001a5056"/>
    </style:style>
    <style:style style:name="T2" style:family="text">
      <style:text-properties officeooo:rsid="001a73e9"/>
    </style:style>
    <style:style style:name="T3" style:family="text">
      <style:text-properties officeooo:rsid="001b7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ginn der Sprechstunden zum Projekt 1: Woche 15. bis 19. April. </text:p>
      <text:p text:style-name="P1">Abgabe des 1. Projektes: Woche 13. bis 17. Mai.</text:p>
      <text:p text:style-name="P1"/>
      <text:p text:style-name="P1">Gruppe CN 11 (Mo 10:00 – 11:00 Uhr)</text:p>
      <text:p text:style-name="P1">Projekt I/1, Teilprojekte 1, 2, 3.</text:p>
      <text:p text:style-name="P1"/>
      <text:p text:style-name="P1">Gruppe CN 2 (Mo 12:00 – 13:00 Uhr)</text:p>
      <text:p text:style-name="P1">Projekt I/1, Teilprojekte 4, 5, 6.</text:p>
      <text:p text:style-name="P1"/>
      <text:p text:style-name="P1">Gruppe CN 1 (Mo 16:15 – 17:15 Uhr)</text:p>
      <text:p text:style-name="P1">Projekt I/<text:span text:style-name="T2">2</text:span>, Teilprojekte 1.<text:span text:style-name="T2">1</text:span>, <text:span text:style-name="T2">1.</text:span>2, <text:span text:style-name="T2">1.3</text:span>.</text:p>
      <text:p text:style-name="P1"/>
      <text:p text:style-name="P4">Gruppe CN 7 <text:span text:style-name="T1">(Mo 1</text:span>7<text:span text:style-name="T1">:</text:span>15<text:span text:style-name="T1"> – 1</text:span>8<text:span text:style-name="T1">:</text:span>15<text:span text:style-name="T1"> Uhr)</text:span></text:p>
      <text:p text:style-name="P2">Projekt I/<text:span text:style-name="T2">2</text:span>, Teilprojekte <text:span text:style-name="T2">2.</text:span>1, 2.<text:span text:style-name="T2">2 (Trapezregel, Milneregel), </text:span></text:p>
      <text:p text:style-name="P4">2.2. (Rombergintegration, G5) oder 2.3.</text:p>
      <text:p text:style-name="P2"/>
      <text:p text:style-name="P5">Gruppe CN 3 <text:span text:style-name="T1">(</text:span>Di 16.4. 10:00 – 11:00, sonst <text:span text:style-name="T1">M</text:span>i<text:span text:style-name="T1"> 1</text:span>4<text:span text:style-name="T1">:00 – 1</text:span>5<text:span text:style-name="T1">:00 Uhr)</text:span></text:p>
      <text:p text:style-name="P3">Projekt I<text:span text:style-name="T3">I</text:span>/<text:span text:style-name="T3">3</text:span>, <text:span text:style-name="T3">Beispiele </text:span>1, 2, 3.</text:p>
      <text:p text:style-name="P3"/>
      <text:p text:style-name="P5">Gruppe CN 8 <text:span text:style-name="T1">(M</text:span>i<text:span text:style-name="T1"> 1</text:span>1<text:span text:style-name="T1">:00 – 1</text:span>2<text:span text:style-name="T1">:00 Uhr)</text:span></text:p>
      <text:p text:style-name="P3">Projekt I<text:span text:style-name="T3">II</text:span>/<text:span text:style-name="T3">3</text:span>, <text:span text:style-name="T3">Beispiele </text:span>1, <text:span text:style-name="T3">3</text:span>, <text:span text:style-name="T3">4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4T11:16:34.176000000</meta:creation-date>
    <meta:generator>LibreOffice/7.1.8.1$Windows_X86_64 LibreOffice_project/e1f30c802c3269a1d052614453f260e49458c82c</meta:generator>
    <dc:date>2024-04-04T11:52:48.529000000</dc:date>
    <meta:editing-duration>PT14M35S</meta:editing-duration>
    <meta:editing-cycles>2</meta:editing-cycles>
    <meta:document-statistic meta:table-count="0" meta:image-count="0" meta:object-count="0" meta:page-count="1" meta:paragraph-count="15" meta:word-count="109" meta:character-count="621" meta:non-whitespace-character-count="518"/>
  </office:meta>
</office:document-meta>
</file>